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D300000044D70210C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1.75cm"/>
    </style:style>
    <style:style style:name="gr3" style:family="graphic" style:parent-style-name="code_20_saisie">
      <style:graphic-properties fo:min-height="0.75cm"/>
    </style:style>
    <style:style style:name="gr4" style:family="graphic" style:parent-style-name="code_20_saisie">
      <style:graphic-properties fo:min-height="0.55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2.077cm" fo:min-width="6.638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3.779cm"/>
    </style:style>
    <style:style style:name="pr5" style:family="presentation" style:parent-style-name="zenika-titre-outline1">
      <style:graphic-properties draw:fill-color="#ffffff" draw:auto-grow-height="true" fo:min-height="14.03cm"/>
    </style:style>
    <style:style style:name="pr6" style:family="presentation" style:parent-style-name="zenika-titre-outline1">
      <style:graphic-properties draw:fill-color="#ffffff" fo:min-height="0.767cm"/>
    </style:style>
    <style:style style:name="pr7" style:family="presentation" style:parent-style-name="zenika-titre-outline1">
      <style:graphic-properties draw:fill-color="#ffffff"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P6" style:family="paragraph">
      <style:paragraph-properties fo:margin-left="0.59cm" fo:margin-right="0cm" fo:text-indent="-0.59cm"/>
    </style:style>
    <style:style style:name="P7" style:family="paragraph">
      <style:paragraph-properties fo:margin-left="0cm" fo:margin-right="0cm" fo:text-align="start" fo:text-indent="0cm" style:text-autospace="none"/>
    </style:style>
    <style:style style:name="P8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8pt" fo:font-weight="normal" style:font-family-asian="TheSansMonoCd-A5Plain" style:font-family-generic-asian="modern" style:font-size-asian="8pt" style:font-weight-asian="normal" style:font-family-complex="TheSansMonoCd-A5Plain" style:font-family-generic-complex="modern" style:font-size-complex="4.59999990463257pt" style:font-weight-complex="normal"/>
    </style:style>
    <style:style style:name="P9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3pt" style:text-underline-style="none" fo:font-weight="normal" style:font-family-asian="TheSansMonoCd-A5Plain" style:font-family-generic-asian="modern" style:font-size-asian="13pt" style:font-weight-asian="normal" style:font-family-complex="TheSansMonoCd-A5Plain" style:font-family-generic-complex="modern" style:font-size-complex="13pt" style:font-weight-complex="normal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normal" style:font-family-asian="TheSansMonoCd-A5Plain" style:font-family-generic-asian="modern" style:font-size-asian="16pt" style:font-weight-asian="normal" style:font-family-complex="TheSansMonoCd-A5Plain" style:font-family-generic-complex="modern" style:font-size-complex="16pt" style:font-weight-complex="normal"/>
    </style:style>
    <style:style style:name="P12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CourierNewPSMT" style:font-family-generic="modern" style:font-pitch="fixed" fo:font-size="10pt" fo:font-weight="normal" style:font-family-asian="CourierNewPSMT" style:font-family-generic-asian="modern" style:font-pitch-asian="fixed" style:font-size-asian="10pt" style:font-weight-asian="normal" style:font-family-complex="CourierNewPSMT" style:font-family-generic-complex="modern" style:font-pitch-complex="fixed" style:font-size-complex="5.69999980926514pt" style:font-weight-complex="normal"/>
    </style:style>
    <style:style style:name="P13" style:family="paragraph">
      <style:paragraph-properties fo:margin-left="0cm" fo:margin-right="0cm" fo:text-indent="0cm"/>
      <style:text-properties fo:color="#942824" fo:font-family="Arial" style:font-family-generic="swiss" style:font-pitch="variable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fo:color="#000000" fo:font-family="'Courier New'" style:font-family-generic="modern" style:font-pitch="fixed" fo:font-size="13pt" fo:language="fr" fo:country="FR" fo:font-weight="normal" style:font-family-asian="'Courier New'" style:font-size-asian="13pt" style:font-weight-asian="normal" style:font-family-complex="'Courier New'" style:font-size-complex="13pt" style:font-weight-complex="normal"/>
    </style:style>
    <style:style style:name="T4" style:family="text">
      <style:text-properties fo:color="#000000" fo:font-family="'Courier New'" style:font-family-generic="modern" style:font-pitch="fixed" fo:font-size="13pt" fo:language="fr" fo:country="FR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5" style:family="text">
      <style:text-properties fo:color="#008080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6" style:family="text">
      <style:text-properties fo:color="#3f7f7f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7" style:family="text">
      <style:text-properties fo:color="#000000" fo:font-family="'Courier New'" style:font-family-generic="modern" style:font-pitch="fixed" fo:font-size="13pt" fo:language="fr" fo:country="FR" style:text-underline-style="none" fo:font-weight="normal" style:font-family-asian="'Courier New'" style:font-size-asian="13pt" style:font-weight-asian="normal" style:font-family-complex="'Courier New'" style:font-size-complex="13pt" style:font-weight-complex="normal"/>
    </style:style>
    <style:style style:name="T8" style:family="text">
      <style:text-properties fo:color="#000000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9" style:family="text">
      <style:text-properties fo:color="#00808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0" style:family="text">
      <style:text-properties fo:color="#3f7f7f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1" style:family="text">
      <style:text-properties fo:color="#00000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2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" style:family="text">
      <style:text-properties fo:color="#00808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" style:family="text">
      <style:text-properties fo:color="#3f7f7f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5" style:family="text">
      <style:text-properties fo:color="#000000" fo:font-family="'Courier New'" style:font-family-generic="modern" style:font-pitch="fixed" fo:font-size="13pt" fo:language="fr" fo:country="FR" style:font-family-asian="'Courier New'" style:font-size-asian="13pt" style:font-family-complex="'Courier New'" style:font-size-complex="13pt"/>
    </style:style>
    <style:style style:name="T16" style:family="text">
      <style:text-properties fo:color="#942824" fo:font-family="Arial" style:font-family-generic="swiss" style:font-pitch="variable" fo:font-size="44pt" fo:font-weight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es profil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rincipe d'un profil</text:p>
          </draw:text-box>
        </draw:frame>
        <draw:frame presentation:style-name="pr4" draw:text-style-name="P6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Spécialise le build</text:p>
                <text:list>
                  <text:list-header>
                    <text:p/>
                  </text:list-header>
                </text:list>
              </text:list-item>
              <text:list-item>
                <text:p text:style-name="P1">Améliore la portabilité par rapport aux variations des environnements</text:p>
              </text:list-item>
            </text:list>
            <text:p text:style-name="P5"><text:span text:style-name="T2">Serveurs de développement, de recette, de production</text:span><text:span text:style-name="T2"><text:line-break/></text:span><text:span text:style-name="T2"/></text:p>
            <text:list text:continue-numbering="true" text:style-name="L3">
              <text:list-item>
                <text:p text:style-name="P1">Un profil peut être activé de plusieurs manières</text:p>
                <text:list>
                  <text:list-item>
                    <text:p text:style-name="P1">Explicitement (à la demande)</text:p>
                  </text:list-item>
                  <text:list-item>
                    <text:p text:style-name="P1">Sur critères </text:p>
                    <text:list>
                      <text:list-item>
                        <text:p>A travers la configuration Maven</text:p>
                      </text:list-item>
                      <text:list-item>
                        <text:p>Par le biais de variables d'environnement</text:p>
                      </text:list-item>
                      <text:list-item>
                        <text:p>Configuration du système d'exploitation</text:p>
                      </text:list-item>
                      <text:list-item>
                        <text:p>Présence ou non de fichier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ontenu des profils</text:p>
          </draw:text-box>
        </draw:frame>
        <draw:frame presentation:style-name="pr5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Les profils sont définis par des sous-ensembles d'éléments du POM</text:p>
                <text:list>
                  <text:list-item>
                    <text:p text:style-name="P1">repositories</text:p>
                  </text:list-item>
                  <text:list-item>
                    <text:p text:style-name="P1">pluginsRepositories</text:p>
                  </text:list-item>
                  <text:list-item>
                    <text:p text:style-name="P1">plugins</text:p>
                  </text:list-item>
                  <text:list-item>
                    <text:p text:style-name="P1">properties</text:p>
                  </text:list-item>
                  <text:list-item>
                    <text:p text:style-name="P1">modules</text:p>
                  </text:list-item>
                  <text:list-item>
                    <text:p text:style-name="P1">reporting</text:p>
                  </text:list-item>
                  <text:list-item>
                    <text:p text:style-name="P1">dependencyManagement</text:p>
                  </text:list-item>
                  <text:list-item>
                    <text:p text:style-name="P1">distributionManagemen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Emplacement</text:p>
          </draw:text-box>
        </draw:frame>
        <draw:frame presentation:style-name="pr5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mplacement de la définition des profils<text:line-break/></text:p>
                <text:list>
                  <text:list-item>
                    <text:p text:style-name="P1">Fichier « settings.xml »</text:p>
                  </text:list-item>
                </text:list>
              </text:list-item>
            </text:list>
            <text:p text:style-name="P5"><text:span text:style-name="T2">User : (%USER_HOME%/.m2/settings.xml)</text:span></text:p>
            <text:p text:style-name="P5"><text:span text:style-name="T2">Global (%M2_HOME%/conf/settings.xml)</text:span><text:span text:style-name="T2"><text:line-break/></text:span><text:span text:style-name="T2"/></text:p>
            <text:list text:continue-numbering="true" text:style-name="L3">
              <text:list-item>
                <text:list>
                  <text:list-item>
                    <text:p text:style-name="P1">Fichier « profiles.xml » situé dans la même arborescence que le fichier pom.xml<text:line-break/></text:p>
                  </text:list-item>
                  <text:list-item>
                    <text:p text:style-name="P1">Fichier pom.xml lui-mê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Activation des profils (1/2)</text:p>
          </draw:text-box>
        </draw:frame>
        <draw:frame presentation:style-name="pr6" draw:text-style-name="P6" draw:layer="layout" svg:width="23.438cm" svg:height="0.865cm" svg:x="0.86cm" svg:y="4.233cm" presentation:class="outline" presentation:user-transformed="true">
          <draw:text-box>
            <text:list text:style-name="L3">
              <text:list-item>
                <text:p text:style-name="P1">Activation à la demande</text:p>
              </text:list-item>
            </text:list>
          </draw:text-box>
        </draw:frame>
        <draw:frame draw:style-name="gr2" draw:text-style-name="P8" draw:layer="layout" svg:width="16cm" svg:height="2cm" svg:x="1cm" svg:y="5.5cm">
          <draw:text-box>
            <text:p text:style-name="P7"><text:span text:style-name="T3">mvn &lt;command&gt; </text:span><text:span text:style-name="T4">-P profile1,profile2, profile3</text:span><text:span text:style-name="T3"><text:line-break/></text:span><text:span text:style-name="T3">mvn </text:span><text:span text:style-name="T4">-P profile1,profile2, profile3</text:span><text:span text:style-name="T3"> &lt;command&gt; </text:span><text:span text:style-name="T3"><text:line-break/></text:span><text:span text:style-name="T3">mvn </text:span><text:span text:style-name="T4">-Pprofile1,profile2,profile3</text:span><text:span text:style-name="T3"> &lt;command&gt;</text:span></text:p>
          </draw:text-box>
        </draw:frame>
        <draw:frame presentation:style-name="pr6" draw:text-style-name="P6" draw:layer="layout" svg:width="23.438cm" svg:height="0.865cm" svg:x="0.562cm" svg:y="8.5cm" presentation:class="outline" presentation:user-transformed="true">
          <draw:text-box>
            <text:list text:style-name="L3">
              <text:list-item>
                <text:p text:style-name="P1">Activation par défaut</text:p>
              </text:list-item>
            </text:list>
          </draw:text-box>
        </draw:frame>
        <draw:frame draw:style-name="gr2" draw:text-style-name="P9" draw:layer="layout" svg:width="16cm" svg:height="8.239cm" svg:x="1cm" svg:y="9.679cm">
          <draw:text-box>
            <text:p text:style-name="P7"><text:span text:style-name="T5">&lt;</text:span><text:span text:style-name="T6">settings</text:span><text:span text:style-name="T5">&gt;</text:span></text:p>
            <text:p text:style-name="P7"><text:span text:style-name="T7"><text:s/></text:span><text:span text:style-name="T7">...</text:span></text:p>
            <text:p text:style-name="P7"><text:span text:style-name="T8"><text:s/></text:span><text:span text:style-name="T5">&lt;</text:span><text:span text:style-name="T6">profiles</text:span><text:span text:style-name="T5">&gt;</text:span></text:p>
            <text:p text:style-name="P7"><text:span text:style-name="T8"><text:s text:c="2"/></text:span><text:span text:style-name="T5">&lt;</text:span><text:span text:style-name="T6">profile</text:span><text:span text:style-name="T5">&gt;</text:span></text:p>
            <text:p text:style-name="P7"><text:span text:style-name="T8"><text:s text:c="4"/></text:span><text:span text:style-name="T5">&lt;</text:span><text:span text:style-name="T6">id</text:span><text:span text:style-name="T5">&gt;</text:span><text:span text:style-name="T8">profile1</text:span><text:span text:style-name="T5">&lt;/</text:span><text:span text:style-name="T6">id</text:span><text:span text:style-name="T5">&gt;</text:span></text:p>
            <text:p text:style-name="P7"><text:span text:style-name="T7"><text:s text:c="5"/></text:span><text:span text:style-name="T7">...</text:span></text:p>
            <text:p text:style-name="P7"><text:span text:style-name="T8"><text:s text:c="3"/></text:span><text:span text:style-name="T5">&lt;/</text:span><text:span text:style-name="T6">profile</text:span><text:span text:style-name="T5">&gt;</text:span></text:p>
            <text:p text:style-name="P7"><text:span text:style-name="T8"><text:s text:c="2"/></text:span><text:span text:style-name="T5">&lt;</text:span><text:span text:style-name="T6">profile</text:span><text:span text:style-name="T5">&gt;</text:span></text:p>
            <text:p text:style-name="P7"><text:span text:style-name="T8"><text:s text:c="3"/></text:span><text:span text:style-name="T5">&lt;</text:span><text:span text:style-name="T6">id</text:span><text:span text:style-name="T5">&gt;</text:span><text:span text:style-name="T8">profile2</text:span><text:span text:style-name="T5">&lt;/</text:span><text:span text:style-name="T6">id</text:span><text:span text:style-name="T5">&gt;</text:span></text:p>
            <text:p text:style-name="P7"><text:span text:style-name="T7"><text:s text:c="4"/></text:span><text:span text:style-name="T7">...</text:span></text:p>
            <text:p text:style-name="P7"><text:span text:style-name="T8"><text:s text:c="2"/></text:span><text:span text:style-name="T5">&lt;/</text:span><text:span text:style-name="T6">profile</text:span><text:span text:style-name="T5">&gt;</text:span></text:p>
            <text:p text:style-name="P7"><text:span text:style-name="T8"><text:s/></text:span><text:span text:style-name="T5">&lt;/</text:span><text:span text:style-name="T6">profiles</text:span><text:span text:style-name="T5">&gt;</text:span><text:span text:style-name="T5"><text:line-break/></text:span><text:span text:style-name="T5"/></text:p>
            <text:p text:style-name="P7"><text:span text:style-name="T8"><text:s/></text:span><text:span text:style-name="T5">&lt;</text:span><text:span text:style-name="T6">activeProfiles</text:span><text:span text:style-name="T5">&gt;</text:span></text:p>
            <text:p text:style-name="P7"><text:span text:style-name="T8"><text:s text:c="2"/></text:span><text:span text:style-name="T5">&lt;</text:span><text:span text:style-name="T6">activeProfile</text:span><text:span text:style-name="T5">&gt;</text:span><text:span text:style-name="T8">profile1,profile2</text:span><text:span text:style-name="T5">&lt;/</text:span><text:span text:style-name="T6">activeProfile</text:span><text:span text:style-name="T5">&gt;</text:span></text:p>
            <text:p text:style-name="P7"><text:span text:style-name="T8"><text:s/></text:span><text:span text:style-name="T5">&lt;/</text:span><text:span text:style-name="T6">activeProfiles</text:span><text:span text:style-name="T5">&gt;</text:span></text:p>
            <text:p text:style-name="P7"><text:span text:style-name="T7"><text:s text:c="2"/></text:span><text:span text:style-name="T7">...</text:span></text:p>
            <text:p text:style-name="P7"><text:span text:style-name="T5">&lt;/</text:span><text:span text:style-name="T6">settings</text:span><text:span text:style-name="T5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Activation des profils (2/2)</text:p>
          </draw:text-box>
        </draw:frame>
        <draw:frame presentation:style-name="pr7" draw:text-style-name="P6" draw:layer="layout" svg:width="23.438cm" svg:height="1.5cm" svg:x="0.562cm" svg:y="3.4cm" presentation:class="outline" presentation:user-transformed="true">
          <draw:text-box>
            <text:list text:style-name="L3">
              <text:list-item>
                <text:p text:style-name="P1">Activation automatique basé sur des états</text:p>
              </text:list-item>
            </text:list>
          </draw:text-box>
        </draw:frame>
        <draw:frame draw:style-name="gr2" draw:text-style-name="P11" draw:layer="layout" svg:width="9cm" svg:height="3.657cm" svg:x="0.8cm" svg:y="4.743cm">
          <draw:text-box>
            <text:p text:style-name="P10"><text:span text:style-name="T9">&lt;</text:span><text:span text:style-name="T10">profile</text:span><text:span text:style-name="T9">&gt;</text:span></text:p>
            <text:p text:style-name="P10"><text:span text:style-name="T11"><text:s/></text:span><text:span text:style-name="T9">&lt;</text:span><text:span text:style-name="T10">id</text:span><text:span text:style-name="T9">&gt;</text:span><text:span text:style-name="T11">profile1</text:span><text:span text:style-name="T9">&lt;/</text:span><text:span text:style-name="T10">id</text:span><text:span text:style-name="T9">&gt;</text:span></text:p>
            <text:p text:style-name="P10"><text:span text:style-name="T12"><text:s/></text:span><text:span text:style-name="T13">&lt;</text:span><text:span text:style-name="T14">activation</text:span><text:span text:style-name="T13">&gt;</text:span></text:p>
            <text:p text:style-name="P10"><text:span text:style-name="T12"><text:tab/></text:span><text:span text:style-name="T13">&lt;</text:span><text:span text:style-name="T14">jdk</text:span><text:span text:style-name="T13">&gt;</text:span><text:span text:style-name="T12">1.4</text:span><text:span text:style-name="T13">&lt;/</text:span><text:span text:style-name="T14">jdk</text:span><text:span text:style-name="T13">&gt;</text:span></text:p>
            <text:p text:style-name="P10"><text:span text:style-name="T12"><text:s/></text:span><text:span text:style-name="T13">&lt;/</text:span><text:span text:style-name="T14">activation</text:span><text:span text:style-name="T13">&gt;</text:span></text:p>
            <text:p text:style-name="P10"><text:span text:style-name="T9">&lt;/</text:span><text:span text:style-name="T10">profile</text:span><text:span text:style-name="T9">&gt;</text:span></text:p>
          </draw:text-box>
        </draw:frame>
        <draw:frame draw:style-name="gr2" draw:text-style-name="P11" draw:layer="layout" svg:width="9cm" svg:height="3.657cm" svg:x="1cm" svg:y="9.343cm">
          <draw:text-box>
            <text:p text:style-name="P10"><text:span text:style-name="T9">&lt;</text:span><text:span text:style-name="T10">profile</text:span><text:span text:style-name="T9">&gt;</text:span></text:p>
            <text:p text:style-name="P10"><text:span text:style-name="T11"><text:s/></text:span><text:span text:style-name="T9">&lt;</text:span><text:span text:style-name="T10">id</text:span><text:span text:style-name="T9">&gt;</text:span><text:span text:style-name="T11">profile1</text:span><text:span text:style-name="T9">&lt;/</text:span><text:span text:style-name="T10">id</text:span><text:span text:style-name="T9">&gt;</text:span></text:p>
            <text:p text:style-name="P10"><text:span text:style-name="T12"><text:s/></text:span><text:span text:style-name="T13">&lt;</text:span><text:span text:style-name="T14">activation</text:span><text:span text:style-name="T13">&gt;</text:span></text:p>
            <text:p text:style-name="P10"><text:span text:style-name="T12"><text:tab/></text:span><text:span text:style-name="T13">&lt;</text:span><text:span text:style-name="T14">name</text:span><text:span text:style-name="T13">&gt;</text:span><text:span text:style-name="T12">debug</text:span><text:span text:style-name="T13">&lt;/</text:span><text:span text:style-name="T14">name</text:span><text:span text:style-name="T13">&gt;</text:span></text:p>
            <text:p text:style-name="P10"><text:span text:style-name="T12"><text:s/></text:span><text:span text:style-name="T13">&lt;/</text:span><text:span text:style-name="T14">activation</text:span><text:span text:style-name="T13">&gt;</text:span></text:p>
            <text:p text:style-name="P10"><text:span text:style-name="T9">&lt;/</text:span><text:span text:style-name="T10">profile</text:span><text:span text:style-name="T9">&gt;</text:span></text:p>
          </draw:text-box>
        </draw:frame>
        <draw:frame draw:style-name="gr3" draw:text-style-name="P12" draw:layer="layout" svg:width="8cm" svg:height="1cm" svg:x="11cm" svg:y="11cm">
          <draw:text-box>
            <text:p text:style-name="P10"><text:span text:style-name="T3">mvn &lt;command&gt; </text:span><text:span text:style-name="T4">-Ddebug=....</text:span></text:p>
          </draw:text-box>
        </draw:frame>
        <draw:frame draw:style-name="gr2" draw:text-style-name="P11" draw:layer="layout" svg:width="9cm" svg:height="4.228cm" svg:x="1cm" svg:y="13.772cm">
          <draw:text-box>
            <text:p text:style-name="P10"><text:span text:style-name="T9">&lt;</text:span><text:span text:style-name="T10">profile</text:span><text:span text:style-name="T9">&gt;</text:span></text:p>
            <text:p text:style-name="P10"><text:span text:style-name="T11"><text:s/></text:span><text:span text:style-name="T9">&lt;</text:span><text:span text:style-name="T10">id</text:span><text:span text:style-name="T9">&gt;</text:span><text:span text:style-name="T11">profile1</text:span><text:span text:style-name="T9">&lt;/</text:span><text:span text:style-name="T10">id</text:span><text:span text:style-name="T9">&gt;</text:span></text:p>
            <text:p text:style-name="P10"><text:span text:style-name="T12"><text:s/></text:span><text:span text:style-name="T13">&lt;</text:span><text:span text:style-name="T14">activation</text:span><text:span text:style-name="T13">&gt;</text:span></text:p>
            <text:p text:style-name="P10"><text:span text:style-name="T12"><text:tab/></text:span><text:span text:style-name="T13">&lt;</text:span><text:span text:style-name="T14">name</text:span><text:span text:style-name="T13">&gt;</text:span><text:span text:style-name="T12">env</text:span><text:span text:style-name="T13">&lt;/</text:span><text:span text:style-name="T14">name</text:span><text:span text:style-name="T13">&gt;</text:span></text:p>
            <text:p text:style-name="P10"><text:span text:style-name="T12"><text:tab/></text:span><text:span text:style-name="T13">&lt;</text:span><text:span text:style-name="T14">value</text:span><text:span text:style-name="T13">&gt;</text:span><text:span text:style-name="T12">dev</text:span><text:span text:style-name="T13">&lt;/</text:span><text:span text:style-name="T14">value</text:span><text:span text:style-name="T13">&gt;</text:span></text:p>
            <text:p text:style-name="P10"><text:span text:style-name="T12"><text:s/></text:span><text:span text:style-name="T13">&lt;/</text:span><text:span text:style-name="T14">activation</text:span><text:span text:style-name="T13">&gt;</text:span></text:p>
            <text:p text:style-name="P10"><text:span text:style-name="T9">&lt;/</text:span><text:span text:style-name="T10">profile</text:span><text:span text:style-name="T9">&gt;</text:span></text:p>
          </draw:text-box>
        </draw:frame>
        <draw:frame draw:style-name="gr3" draw:text-style-name="P12" draw:layer="layout" svg:width="7cm" svg:height="1cm" svg:x="11cm" svg:y="13.8cm">
          <draw:text-box>
            <text:p text:style-name="P10"><text:span text:style-name="T3">mvn &lt;command&gt; </text:span><text:span text:style-name="T4">-Denv=dev</text:span></text:p>
          </draw:text-box>
        </draw:frame>
        <draw:frame draw:style-name="gr4" draw:text-style-name="P12" draw:layer="layout" svg:width="6.5cm" svg:height="0.8cm" svg:x="11cm" svg:y="9.4cm">
          <draw:text-box>
            <text:p text:style-name="P10"><text:span text:style-name="T3">mvn &lt;command&gt; </text:span><text:span text:style-name="T4">-Ddebug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Visualiser les profiles actifs</text:p>
          </draw:text-box>
        </draw:frame>
        <draw:frame draw:style-name="gr3" draw:text-style-name="P8" draw:layer="layout" svg:width="7.5cm" svg:height="1cm" svg:x="1cm" svg:y="4cm">
          <draw:text-box>
            <text:p text:style-name="P7"><text:span text:style-name="T15">mvn help:active-profiles</text:span></text:p>
          </draw:text-box>
        </draw:frame>
        <draw:frame draw:style-name="gr3" draw:text-style-name="P8" draw:layer="layout" svg:width="11cm" svg:height="1cm" svg:x="1cm" svg:y="5.5cm">
          <draw:text-box>
            <text:p text:style-name="P7"><text:span text:style-name="T15">mvn help:active-profiles -Denv=dev</text:span></text:p>
          </draw:text-box>
        </draw:frame>
        <draw:frame draw:style-name="gr5" draw:text-style-name="P13" draw:layer="layout" svg:width="7.322cm" svg:height="2.327cm" svg:x="17.725cm" svg:y="16.54cm">
          <draw:text-box>
            <text:p text:style-name="P1"><text:span text:style-name="T16">TP3&amp;TP4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Win32 OpenOffice.org_project/340m1$Build-9590</meta:generator>
    <meta:initial-creator>Grégory BOISSINOT</meta:initial-creator>
    <meta:creation-date>2008-03-10T13:37:04</meta:creation-date>
    <dc:date>2012-07-05T19:21:40.51</dc:date>
    <meta:editing-cycles>123</meta:editing-cycles>
    <meta:editing-duration>PT5H43M53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